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4.352cm" fo:break-before="auto" style:use-optimal-row-height="false"/>
    </style:style>
    <style:style style:name="ro7" style:family="table-row">
      <style:table-row-properties style:row-height="0.912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c0c0c0"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default-cell-style-name="ce26"/>
        <table:table-column table:style-name="co2" table:default-cell-style-name="ce3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21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05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<text:span text:style-name="T2">Bei geerbten Attributen Datentyp, „Unique Identifier“-Eigenschaft und „Use as Literal </text:span><text:span text:style-name="T2">Name“-Eigenschaft immer zur Laufzeit aus der Superklasse ermitteln.</text:span> <text:span text:style-name="T2">Dialogfelder </text:span><text:span text:style-name="T2">disablen.</text:span>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4">
          <table:table-cell office:value-type="string">
            <text:p>Markieren von Attributen als Unique (das muss auch im Codegenerator berücksichtigt werden)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office:value-type="string">
            <text:p>Umbenennung valuesArePartOfModel zu containingValues, Validierungen die nicht in Wizards benötigt werden auch nicht ins published package, 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office:value-type="string">
            <text:p>Codegenerierung im Integrationstest testen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5">
          <table:table-cell table:style-name="ce5" office:value-type="string">
            <text:p>Beim Tabben aus der letzten Spalte bei der EnumValuesSection wird eingetippter Wert nicht gespeichert</text:p>
          </table:table-cell>
          <table:table-cell table:style-name="ce17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Der Wert wird nur nicht gespeichert, wenn man sich auch in der</text:p>
            <text:p>letzten Reihe befindet, also quasi durch den TAB eine neue</text:p>
            <text:p>Zeile (= neuer EnumValue) eingefügt wird, übrigens auch wenn man</text:p>
            <text:p>die Pfeil unten – Taste drückt und dadurch eine neue Zeile</text:p>
            <text:p>hinzugefügt wird = gleiches Problem.</text:p>
            <text:p>Der Listener für die Keys scheint wohl seine Tätigkeit zu tun</text:p>
            <text:p>noch bevor ein „save“ in der aktuellen Zelle aufgerufen wird.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Exception bei der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Diesen Fehler konnte ich nicht nachvollziehen, bei mir funktioniert das.</text:p>
            <text:p>Vielleicht hat er sich mittlerweile von selbst behoben?</text:p>
            <text:p/>
            <text:p>Allerdings gibt es hier ein Problem mit den imports, scheint aber</text:p>
            <text:p>tiefer im Builder angesiedelt zu sein:</text:p>
            <text:p/>
            <text:p>Ist das andere Enum im selben Package will er trotzdem </text:p>
            <text:p>das Enum importieren, verwendet dazu den qualifizierten</text:p>
            <text:p>IpsPackage - Pfad, der aber nicht dem qualifizierten</text:p>
            <text:p>JavaPackage Pfad entspricht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26"/>
          <table:table-cell table:number-columns-repeated="1019"/>
        </table:table-row>
        <table:table-row table:style-name="ro7">
          <table:table-cell office:value-type="string">
            <text:p>Warnung für Values, falls der Enumtype als abstract markiert ist. Analog, falls Werte nicht Teile des Modells sein sollen.</text:p>
          </table:table-cell>
          <table:table-cell table:style-name="ce1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7"/>
          <table:table-cell table:style-name="ce28" table:formula="of:=SUM([.C5:.C21])" office:value-type="float" office:value="5.75">
            <text:p>5,7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7"/>
          <table:table-cell table:style-name="ce28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number-columns-repeated="1022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7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7"/>
          <table:table-cell table:number-columns-repeated="1022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ce13" office:value-type="string">
            <text:p>Button zum Überschreiben von Attributen in der AttributeSection von EnumType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1.5">
            <text:p>1,5</text:p>
          </table:table-cell>
          <table:table-cell table:style-name="ce22"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7])" office:value-type="float" office:value="13.75">
            <text:p>13,75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- Markierung von Attributen als „Use as name in Faktor-IPS UI“ und „use as ID in Faktor-IPS UI“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2.) Wie ist die Description an geerbten Enum Attributen zu behandeln? Wird diese nicht nicht auch mitvererbt?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8">
          <table:table-cell table:style-name="ce13" office:value-type="string">
            <text:p>4.) EnumType abstrakt: containing values auf false setzen?</text:p>
          </table:table-cell>
          <table:table-cell table:number-columns-repeated="2"/>
          <table:table-cell table:style-name="ce26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date" office:date-value="2009-04-15">
            <text:p>15.04.09</text:p>
          </table:table-cell>
          <table:table-cell office:value-type="float" office:value="6.75">
            <text:p>6,75</text:p>
          </table:table-cell>
        </table:table-row>
        <table:table-row table:style-name="ro1">
          <table:table-cell office:value-type="date" office:date-value="2009-04-16">
            <text:p>16.04.09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date" office:date-value="2009-04-21">
            <text:p>21.04.09</text:p>
          </table:table-cell>
          <table:table-cell office:value-type="float" office:value="5.75">
            <text:p>5,7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21.04.2009</text:date>, <text:time>19:27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21T19:27:52.87</dc:date>
    <meta:editing-cycles>126</meta:editing-cycles>
    <meta:editing-duration>PT41H04M27S</meta:editing-duration>
    <meta:document-statistic meta:table-count="3" meta:cell-count="152" meta:object-count="0"/>
    <meta:user-defined meta:name="Info 1"/>
    <meta:user-defined meta:name="Info 2"/>
    <meta:user-defined meta:name="Info 3"/>
    <meta:user-defined meta:name="Info 4"/>
  </office:meta>
</office:document-meta>
</file>